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8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 style:data-style-name="N107"/>
    <style:style style:name="ce4" style:family="table-cell" style:parent-style-name="Default" style:data-style-name="N107">
      <style:table-cell-properties fo:border-bottom="0.002cm solid #000000" fo:border-left="none" fo:border-right="none" fo:border-top="0.002cm solid #000000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fo:language="zxx" fo:country="none" style:font-name-asian="Segoe UI" style:language-asian="zxx" style:country-asian="none" style:font-name-complex="Segoe UI" style:language-complex="zxx" style:country-complex="none"/>
    </style:style>
  </office:automatic-styles>
  <office:body>
    <office:spreadsheet>
      <table:tracked-changes>
        <table:insertion table:id="ct1" table:acceptance-state="accepted" table:type="row" table:position="15" table:table="0">
          <office:change-info>
            <dc:creator> </dc:creator>
            <dc:date>2013-11-28T13:13:47.41</dc:date>
          </office:change-info>
          <table:dependencies>
            <table:dependence table:id="ct24"/>
            <table:dependence table:id="ct23"/>
            <table:dependence table:id="ct22"/>
          </table:dependencies>
        </table:insertion>
        <table:deletion table:id="ct2" table:acceptance-state="accepted" table:type="row" table:position="13" table:table="0">
          <office:change-info>
            <dc:creator> </dc:creator>
            <dc:date>2013-11-28T13:13:47.41</dc:date>
          </office:change-info>
        </table:deletion>
        <table:insertion table:id="ct3" table:acceptance-state="accepted" table:type="row" table:position="11" table:table="0">
          <office:change-info>
            <dc:creator> </dc:creator>
            <dc:date>2013-11-28T13:13:47.41</dc:date>
          </office:change-info>
          <table:dependencies>
            <table:dependence table:id="ct16"/>
            <table:dependence table:id="ct15"/>
          </table:dependencies>
        </table:insertion>
        <table:cell-content-change table:id="ct4" table:acceptance-state="accepted">
          <table:cell-address table:column="2" table:row="1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1" table:row="2" table:table="0"/>
          <office:change-info>
            <dc:creator> </dc:creator>
            <dc:date>2013-11-28T13:13:47.41</dc:date>
          </office:change-info>
          <table:previous>
            <table:change-track-table-cell office:value-type="float" office:value="-8837.5"/>
          </table:previous>
        </table:cell-content-change>
        <table:cell-content-change table:id="ct6" table:acceptance-state="accepted">
          <table:cell-address table:column="2" table:row="2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3" table:row="2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3" table:table="0"/>
          <office:change-info>
            <dc:creator> </dc:creator>
            <dc:date>2013-11-28T13:13:47.41</dc:date>
          </office:change-info>
          <table:previous>
            <table:change-track-table-cell office:value-type="float" office:value="-700"/>
          </table:previous>
        </table:cell-content-change>
        <table:cell-content-change table:id="ct9" table:acceptance-state="accepted">
          <table:cell-address table:column="2" table:row="6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6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2" table:row="8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3" table:row="8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2" table:row="9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3" table:row="9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11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" table:row="11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0" table:row="12" table:table="0"/>
          <office:change-info>
            <dc:creator> </dc:creator>
            <dc:date>2013-11-28T13:13:47.41</dc:date>
          </office:change-info>
          <table:previous>
            <table:change-track-table-cell office:value-type="string">
              <text:p>Skruer</text:p>
            </table:change-track-table-cell>
          </table:previous>
        </table:cell-content-change>
        <table:cell-content-change table:id="ct18" table:acceptance-state="accepted">
          <table:cell-address table:column="3" table:row="13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0" table:row="14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1" table:row="14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14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15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1" table:row="15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3" table:row="15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" table:row="16" table:table="0"/>
          <office:change-info>
            <dc:creator> </dc:creator>
            <dc:date>2013-11-28T13:13:47.41</dc:date>
          </office:change-info>
          <table:previous>
            <table:change-track-table-cell table:cell-address="Ark1.B16" table:formula="of:=SUM([.B3:.B15])" office:value-type="float" office:value="1100"/>
          </table:previous>
        </table:cell-content-change>
        <table:cell-content-change table:id="ct26" table:acceptance-state="accepted">
          <table:cell-address table:column="3" table:row="16" table:table="0"/>
          <office:change-info>
            <dc:creator> </dc:creator>
            <dc:date>2013-11-28T13:13:47.41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4" table:table="0"/>
          <office:change-info>
            <dc:creator> </dc:creator>
            <dc:date>2014-02-13T12:27:05.40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7" table:table="0"/>
          <office:change-info>
            <dc:creator> </dc:creator>
            <dc:date>2014-02-13T12:27:18.01</dc:date>
          </office:change-info>
          <table:previous>
            <table:change-track-table-cell/>
          </table:previous>
        </table:cell-content-change>
        <table:cell-content-change table:id="ct29">
          <table:cell-address table:column="3" table:row="5" table:table="0"/>
          <office:change-info>
            <dc:creator> </dc:creator>
            <dc:date>2014-02-13T12:46:31.60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3" table:table="0"/>
          <office:change-info>
            <dc:creator> </dc:creator>
            <dc:date>2014-02-13T12:48:39.16</dc:date>
          </office:change-info>
          <table:previous>
            <table:change-track-table-cell/>
          </table:previous>
        </table:cell-content-change>
      </table:tracked-changes>
      <table:table table:name="Ark1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3">
          <table:table-cell table:style-name="ce1" office:value-type="string">
            <text:p>Budsjett Teslacoil 2014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>
            <text:p>Allerede innkjøpt</text:p>
          </table:table-cell>
          <table:table-cell/>
        </table:table-row>
        <table:table-row table:style-name="ro2">
          <table:table-cell office:value-type="string">
            <text:p>Spolevikling </text:p>
          </table:table-cell>
          <table:table-cell office:value-type="currency" office:currency="NOK" office:value="-8000">
            <text:p>-kr 8 000,00</text:p>
          </table:table-cell>
          <table:table-cell office:value-type="string">
            <text:p>X</text:p>
          </table:table-cell>
          <table:table-cell office:value-type="float" office:value="-8000">
            <text:p>-8000</text:p>
          </table:table-cell>
        </table:table-row>
        <table:table-row table:style-name="ro2">
          <table:table-cell office:value-type="string">
            <text:p>Kryssfiner</text:p>
          </table:table-cell>
          <table:table-cell office:value-type="currency" office:currency="NOK" office:value="-500">
            <text:p>-kr 500,00</text:p>
          </table:table-cell>
          <table:table-cell/>
          <table:table-cell office:value-type="float" office:value="-500">
            <text:p>-500</text:p>
          </table:table-cell>
        </table:table-row>
        <table:table-row table:style-name="ro2">
          <table:table-cell office:value-type="string">
            <text:p>Maling</text:p>
          </table:table-cell>
          <table:table-cell office:value-type="currency" office:currency="NOK" office:value="-200">
            <text:p>-kr 200,00</text:p>
          </table:table-cell>
          <table:table-cell/>
          <table:table-cell office:value-type="float" office:value="-200">
            <text:p>-200</text:p>
          </table:table-cell>
        </table:table-row>
        <table:table-row table:style-name="ro4">
          <table:table-cell office:value-type="string">
            <text:p>Kobberrør til primærspole</text:p>
          </table:table-cell>
          <table:table-cell office:value-type="currency" office:currency="NOK" office:value="-500">
            <text:p>-kr 500,00</text:p>
          </table:table-cell>
          <table:table-cell/>
          <table:table-cell office:value-type="float" office:value="-500">
            <text:p>-500</text:p>
          </table:table-cell>
        </table:table-row>
        <table:table-row table:style-name="ro2">
          <table:table-cell office:value-type="string">
            <text:p>Topload</text:p>
          </table:table-cell>
          <table:table-cell office:value-type="currency" office:currency="NOK" office:value="-60">
            <text:p>-kr 60,00</text:p>
          </table:table-cell>
          <table:table-cell office:value-type="string">
            <text:p>X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string">
            <text:p>Elektroniske komponenter</text:p>
          </table:table-cell>
          <table:table-cell office:value-type="currency" office:currency="NOK" office:value="-600">
            <text:p>-kr 600,00</text:p>
          </table:table-cell>
          <table:table-cell/>
          <table:table-cell office:value-type="float" office:value="-250">
            <text:p>-250</text:p>
          </table:table-cell>
        </table:table-row>
        <table:table-row table:style-name="ro2">
          <table:table-cell office:value-type="string">
            <text:p>MIDI-converter</text:p>
          </table:table-cell>
          <table:table-cell office:value-type="currency" office:currency="NOK" office:value="-500">
            <text:p>-kr 500,00</text:p>
          </table:table-cell>
          <table:table-cell office:value-type="string">
            <text:p>X</text:p>
          </table:table-cell>
          <table:table-cell office:value-type="float" office:value="-500">
            <text:p>-500</text:p>
          </table:table-cell>
        </table:table-row>
        <table:table-row table:style-name="ro2">
          <table:table-cell office:value-type="string">
            <text:p>Momsgebyr MIDI-converter</text:p>
          </table:table-cell>
          <table:table-cell office:value-type="currency" office:currency="NOK" office:value="-400">
            <text:p>-kr 400,00</text:p>
          </table:table-cell>
          <table:table-cell office:value-type="string">
            <text:p>X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string">
            <text:p>Akryldeler</text:p>
          </table:table-cell>
          <table:table-cell office:value-type="currency" office:currency="NOK" office:value="-200">
            <text:p>-kr 200,00</text:p>
          </table:table-cell>
          <table:table-cell table:number-columns-repeated="2"/>
        </table:table-row>
        <table:table-row table:style-name="ro2">
          <table:table-cell office:value-type="string">
            <text:p>Skruer o.l.</text:p>
          </table:table-cell>
          <table:table-cell office:value-type="currency" office:currency="NOK" office:value="-140">
            <text:p>-kr 140,00</text:p>
          </table:table-cell>
          <table:table-cell table:number-columns-repeated="2"/>
        </table:table-row>
        <table:table-row table:style-name="ro2">
          <table:table-cell office:value-type="string">
            <text:p>Uforutsette utgifter (momsgebyr o.l.)</text:p>
          </table:table-cell>
          <table:table-cell office:value-type="currency" office:currency="NOK" office:value="-200">
            <text:p>-kr 200,00</text:p>
          </table:table-cell>
          <table:table-cell table:number-columns-repeated="2"/>
        </table:table-row>
        <table:table-row table:style-name="ro2">
          <table:table-cell office:value-type="string">
            <text:p>Støtte fra HS vår 2013</text:p>
          </table:table-cell>
          <table:table-cell office:value-type="currency" office:currency="NOK" office:value="6000">
            <text:p>kr 6 000,00</text:p>
          </table:table-cell>
          <table:table-cell/>
          <table:table-cell office:value-type="float" office:value="6000">
            <text:p>6000</text:p>
          </table:table-cell>
        </table:table-row>
        <table:table-row table:style-name="ro2">
          <table:table-cell office:value-type="string">
            <text:p>Støtte fra HS høst 2013</text:p>
          </table:table-cell>
          <table:table-cell office:value-type="currency" office:currency="NOK" office:value="6400">
            <text:p>kr 6 400,00</text:p>
          </table:table-cell>
          <table:table-cell/>
          <table:table-cell office:value-type="float" office:value="6400">
            <text:p>6400</text:p>
          </table:table-cell>
        </table:table-row>
        <table:table-row table:style-name="ro2">
          <table:table-cell office:value-type="string">
            <text:p>Støtte OV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2">
          <table:table-cell table:style-name="ce2" office:value-type="string">
            <text:p>Total</text:p>
          </table:table-cell>
          <table:table-cell table:style-name="ce4" table:formula="of:=SUM([.B3:.B16])" office:value-type="currency" office:currency="NOK" office:value="2100">
            <text:p>kr 2 100,00</text:p>
          </table:table-cell>
          <table:table-cell/>
          <table:table-cell table:style-name="ce5" table:formula="of:=SUM([.D3:.D16])" office:value-type="float" office:value="2990">
            <text:p>2990</text:p>
          </table:table-cell>
        </table:table-row>
      </table:table>
      <table:table table:name="Ark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13.02.2014</text:date>, <text:time>14:01:4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5:34:52.22</meta:creation-date>
    <meta:print-date>2013-10-01T16:12:46.71</meta:print-date>
    <dc:date>2014-02-13T14:01:44.05</dc:date>
    <meta:editing-duration>PT2H19M55S</meta:editing-duration>
    <meta:editing-cycles>5</meta:editing-cycles>
    <meta:generator>OpenOffice.org/3.4.1$Win32 OpenOffice.org_project/341m1$Build-9593</meta:generator>
    <meta:document-statistic meta:table-count="3" meta:cell-count="48" meta:object-count="0"/>
  </office:meta>
</office:document-meta>
</file>